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fo:font-weight="bold" style:font-name-asian="MyriadPro-Regular" style:font-size-asian="9pt" style:font-weight-asian="bold" style:font-name-complex="MyriadPro-Regular" style:font-size-complex="9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fo:font-weight="normal" style:font-name-asian="MyriadPro-Regular" style:font-size-asian="9pt" style:font-weight-asian="normal" style:font-name-complex="MyriadPro-Regular" style:font-size-complex="9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MyriadPro-Regular" fo:font-size="9pt" style:font-name-asian="MyriadPro-Regular" style:font-size-asian="9pt" style:font-name-complex="MyriadPro-Regular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lement 3 stack using a single arra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yriadPro-Regular" svg:font-family="MyriadPro-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27T18:39:24</meta:creation-date>
    <dc:date>2012-11-29T06:31:00</dc:date>
    <dc:creator>Tejas </dc:creator>
    <meta:editing-duration>PT35H50M04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7" meta:character-count="39"/>
  </office:meta>
</office:document-meta>
</file>